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d1f0" officeooo:paragraph-rsid="0011d1f0"/>
    </style:style>
    <style:style style:name="P2" style:family="paragraph" style:parent-style-name="Standard">
      <style:text-properties officeooo:rsid="001e2630" officeooo:paragraph-rsid="001e2630"/>
    </style:style>
    <style:style style:name="P3" style:family="paragraph" style:parent-style-name="Standard">
      <style:text-properties officeooo:rsid="0021c7b0" officeooo:paragraph-rsid="0021c7b0"/>
    </style:style>
    <style:style style:name="P4" style:family="paragraph" style:parent-style-name="Standard">
      <style:text-properties officeooo:rsid="0021c7b0" officeooo:paragraph-rsid="001e2630"/>
    </style:style>
    <style:style style:name="P5" style:family="paragraph" style:parent-style-name="Standard">
      <style:text-properties officeooo:rsid="0022b4b8" officeooo:paragraph-rsid="0022b4b8"/>
    </style:style>
    <style:style style:name="P6" style:family="paragraph" style:parent-style-name="Text_20_body">
      <style:text-properties officeooo:rsid="0064132c" officeooo:paragraph-rsid="0064132c"/>
    </style:style>
    <style:style style:name="P7" style:family="paragraph" style:parent-style-name="Standard" style:list-style-name="L1">
      <style:text-properties officeooo:rsid="0011d1f0" officeooo:paragraph-rsid="0011d1f0"/>
    </style:style>
    <style:style style:name="P8" style:family="paragraph" style:parent-style-name="Standard" style:list-style-name="L1">
      <style:text-properties officeooo:rsid="001e2630" officeooo:paragraph-rsid="001e2630"/>
    </style:style>
    <style:style style:name="P9" style:family="paragraph" style:parent-style-name="Standard" style:list-style-name="L1">
      <style:text-properties officeooo:rsid="001fff13" officeooo:paragraph-rsid="001fff13"/>
    </style:style>
    <style:style style:name="P10" style:family="paragraph" style:parent-style-name="Standard" style:list-style-name="L1">
      <style:text-properties officeooo:rsid="00274cf8" officeooo:paragraph-rsid="00274cf8"/>
    </style:style>
    <style:style style:name="P11" style:family="paragraph" style:parent-style-name="Standard" style:list-style-name="L1">
      <style:text-properties officeooo:rsid="00286095" officeooo:paragraph-rsid="00452972"/>
    </style:style>
    <style:style style:name="P12" style:family="paragraph" style:parent-style-name="Standard" style:list-style-name="L1">
      <style:text-properties officeooo:rsid="00286877" officeooo:paragraph-rsid="00286877"/>
    </style:style>
    <style:style style:name="P13" style:family="paragraph" style:parent-style-name="Standard" style:list-style-name="L1">
      <style:text-properties officeooo:rsid="0013c1c0" officeooo:paragraph-rsid="00452972"/>
    </style:style>
    <style:style style:name="P14" style:family="paragraph" style:parent-style-name="Standard" style:list-style-name="L1">
      <style:text-properties officeooo:rsid="0013c1c0" officeooo:paragraph-rsid="0013c1c0"/>
    </style:style>
    <style:style style:name="P15" style:family="paragraph" style:parent-style-name="Standard" style:list-style-name="L1">
      <style:text-properties officeooo:rsid="003f2a9e" officeooo:paragraph-rsid="003f2a9e"/>
    </style:style>
    <style:style style:name="P16" style:family="paragraph" style:parent-style-name="Standard" style:list-style-name="L1">
      <style:text-properties officeooo:rsid="003f2a9e" officeooo:paragraph-rsid="0040415e"/>
    </style:style>
    <style:style style:name="P17" style:family="paragraph" style:parent-style-name="Standard" style:list-style-name="L1">
      <style:text-properties officeooo:rsid="0040415e" officeooo:paragraph-rsid="0040415e"/>
    </style:style>
    <style:style style:name="P18" style:family="paragraph" style:parent-style-name="Standard" style:list-style-name="L1">
      <style:text-properties officeooo:rsid="0043535e" officeooo:paragraph-rsid="0043535e"/>
    </style:style>
    <style:style style:name="P19" style:family="paragraph" style:parent-style-name="Standard" style:list-style-name="L1">
      <style:text-properties officeooo:rsid="0014d2fe" officeooo:paragraph-rsid="0045c1ae"/>
    </style:style>
    <style:style style:name="P20" style:family="paragraph" style:parent-style-name="Standard" style:list-style-name="L1">
      <style:text-properties officeooo:rsid="0014d2fe" officeooo:paragraph-rsid="0014d2fe"/>
    </style:style>
    <style:style style:name="P21" style:family="paragraph" style:parent-style-name="Standard" style:list-style-name="L1">
      <style:text-properties officeooo:rsid="002cb3ab" officeooo:paragraph-rsid="002cb3ab"/>
    </style:style>
    <style:style style:name="P22" style:family="paragraph" style:parent-style-name="Standard" style:list-style-name="L1">
      <style:text-properties officeooo:rsid="0032b36a" officeooo:paragraph-rsid="0032b36a"/>
    </style:style>
    <style:style style:name="P23" style:family="paragraph" style:parent-style-name="Standard" style:list-style-name="L1">
      <style:text-properties officeooo:rsid="004877ea" officeooo:paragraph-rsid="004877ea"/>
    </style:style>
    <style:style style:name="P24" style:family="paragraph" style:parent-style-name="Standard" style:list-style-name="L1">
      <style:text-properties officeooo:rsid="0031ceb6" officeooo:paragraph-rsid="0031ceb6"/>
    </style:style>
    <style:style style:name="P25" style:family="paragraph" style:parent-style-name="Standard" style:list-style-name="L1">
      <style:text-properties officeooo:rsid="006de748" officeooo:paragraph-rsid="006de748"/>
    </style:style>
    <style:style style:name="P26" style:family="paragraph" style:parent-style-name="Standard" style:list-style-name="L1">
      <style:text-properties officeooo:rsid="0016417d" officeooo:paragraph-rsid="0016417d"/>
    </style:style>
    <style:style style:name="P27" style:family="paragraph" style:parent-style-name="Standard" style:list-style-name="L1">
      <style:text-properties officeooo:rsid="0014da63" officeooo:paragraph-rsid="0014da63"/>
    </style:style>
    <style:style style:name="P28" style:family="paragraph" style:parent-style-name="Standard" style:list-style-name="L1">
      <style:text-properties officeooo:rsid="0014f108" officeooo:paragraph-rsid="0014f108"/>
    </style:style>
    <style:style style:name="P29" style:family="paragraph" style:parent-style-name="Standard" style:list-style-name="L1">
      <style:text-properties officeooo:rsid="0019c852" officeooo:paragraph-rsid="0019c852"/>
    </style:style>
    <style:style style:name="P30" style:family="paragraph" style:parent-style-name="Standard" style:list-style-name="L1">
      <style:text-properties officeooo:rsid="00182d1b" officeooo:paragraph-rsid="00182d1b"/>
    </style:style>
    <style:style style:name="P31" style:family="paragraph" style:parent-style-name="Standard" style:list-style-name="L1">
      <style:text-properties officeooo:rsid="001c6338" officeooo:paragraph-rsid="001c6338"/>
    </style:style>
    <style:style style:name="P32" style:family="paragraph" style:parent-style-name="Standard" style:list-style-name="L1">
      <style:text-properties officeooo:rsid="0053efdc" officeooo:paragraph-rsid="0053efdc"/>
    </style:style>
    <style:style style:name="P33" style:family="paragraph" style:parent-style-name="Standard" style:list-style-name="L1">
      <style:text-properties officeooo:rsid="001b0410" officeooo:paragraph-rsid="001b0410"/>
    </style:style>
    <style:style style:name="P34" style:family="paragraph" style:parent-style-name="Standard" style:list-style-name="L1">
      <style:text-properties officeooo:rsid="005827fe" officeooo:paragraph-rsid="005827fe"/>
    </style:style>
    <style:style style:name="P35" style:family="paragraph" style:parent-style-name="Standard" style:list-style-name="L1">
      <style:text-properties officeooo:rsid="0032ba67" officeooo:paragraph-rsid="0032ba67"/>
    </style:style>
    <style:style style:name="P36" style:family="paragraph" style:parent-style-name="Standard" style:list-style-name="L1">
      <style:text-properties officeooo:rsid="00358af1" officeooo:paragraph-rsid="00358af1"/>
    </style:style>
    <style:style style:name="P37" style:family="paragraph" style:parent-style-name="Standard" style:list-style-name="L1">
      <style:text-properties officeooo:rsid="0036b3d4" officeooo:paragraph-rsid="0036b3d4"/>
    </style:style>
    <style:style style:name="P38" style:family="paragraph" style:parent-style-name="Standard" style:list-style-name="L1">
      <style:text-properties officeooo:rsid="004c418c" officeooo:paragraph-rsid="004c418c"/>
    </style:style>
    <style:style style:name="P39" style:family="paragraph" style:parent-style-name="Standard" style:list-style-name="L1">
      <style:text-properties officeooo:rsid="0037d9e5" officeooo:paragraph-rsid="0037d9e5"/>
    </style:style>
    <style:style style:name="P40" style:family="paragraph" style:parent-style-name="Standard" style:list-style-name="L1">
      <style:text-properties officeooo:rsid="003a4f69" officeooo:paragraph-rsid="003a4f69"/>
    </style:style>
    <style:style style:name="P41" style:family="paragraph" style:parent-style-name="Standard" style:list-style-name="L1">
      <style:text-properties officeooo:rsid="003ac9d5" officeooo:paragraph-rsid="003ac9d5"/>
    </style:style>
    <style:style style:name="P42" style:family="paragraph" style:parent-style-name="Standard" style:list-style-name="L1">
      <style:text-properties officeooo:rsid="003c18f1" officeooo:paragraph-rsid="003c18f1"/>
    </style:style>
    <style:style style:name="P43" style:family="paragraph" style:parent-style-name="Standard">
      <style:text-properties officeooo:rsid="005055c6" officeooo:paragraph-rsid="001e2630"/>
    </style:style>
    <style:style style:name="P44" style:family="paragraph" style:parent-style-name="Standard" style:list-style-name="L1">
      <style:text-properties officeooo:rsid="00758c39" officeooo:paragraph-rsid="00758c39"/>
    </style:style>
    <style:style style:name="T1" style:family="text">
      <style:text-properties officeooo:rsid="001703df"/>
    </style:style>
    <style:style style:name="T2" style:family="text">
      <style:text-properties officeooo:rsid="001c6338"/>
    </style:style>
    <style:style style:name="T3" style:family="text">
      <style:text-properties officeooo:rsid="002a5e9d"/>
    </style:style>
    <style:style style:name="T4" style:family="text">
      <style:text-properties officeooo:rsid="002e9a4b"/>
    </style:style>
    <style:style style:name="T5" style:family="text">
      <style:text-properties officeooo:rsid="00308469"/>
    </style:style>
    <style:style style:name="T6" style:family="text">
      <style:text-properties officeooo:rsid="0039d7c8"/>
    </style:style>
    <style:style style:name="T7" style:family="text">
      <style:text-properties officeooo:rsid="003aaab0"/>
    </style:style>
    <style:style style:name="T8" style:family="text">
      <style:text-properties officeooo:rsid="0040415e"/>
    </style:style>
    <style:style style:name="T9" style:family="text">
      <style:text-properties officeooo:rsid="00412535"/>
    </style:style>
    <style:style style:name="T10" style:family="text">
      <style:text-properties officeooo:rsid="00449b19"/>
    </style:style>
    <style:style style:name="T11" style:family="text">
      <style:text-properties officeooo:rsid="0047197f"/>
    </style:style>
    <style:style style:name="T12" style:family="text">
      <style:text-properties officeooo:rsid="004d0b90"/>
    </style:style>
    <style:style style:name="T13" style:family="text">
      <style:text-properties officeooo:rsid="0053efdc"/>
    </style:style>
    <style:style style:name="T14" style:family="text">
      <style:text-properties officeooo:rsid="0054bdb4"/>
    </style:style>
    <style:style style:name="T15" style:family="text">
      <style:text-properties officeooo:rsid="00594827"/>
    </style:style>
    <style:style style:name="T16" style:family="text">
      <style:text-properties officeooo:rsid="005a1498"/>
    </style:style>
    <style:style style:name="T17" style:family="text">
      <style:text-properties officeooo:rsid="006de748"/>
    </style:style>
    <style:style style:name="T18" style:family="text">
      <style:text-properties officeooo:rsid="006e7e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07969784923802554" text:style-name="L1">
        <text:list-item>
          <text:p text:style-name="P7">Datove tridy</text:p>
          <text:list>
            <text:list-item>
              <text:p text:style-name="P8">MutableString</text:p>
              <text:list>
                <text:list-item>
                  <text:p text:style-name="P8">Retezec s menitelnym obsahem </text:p>
                </text:list-item>
                <text:list-item>
                  <text:p text:style-name="P8">metody:</text:p>
                  <text:list>
                    <text:list-item>
                      <text:p text:style-name="P8">append(char*)</text:p>
                    </text:list-item>
                    <text:list-item>
                      <text:p text:style-name="P8">append(std::string)</text:p>
                    </text:list-item>
                    <text:list-item>
                      <text:p text:style-name="P8">append(char)</text:p>
                    </text:list-item>
                    <text:list-item>
                      <text:p text:style-name="P8">append(char*,size)</text:p>
                    </text:list-item>
                    <text:list-item>
                      <text:p text:style-name="P8">size</text:p>
                    </text:list-item>
                    <text:list-item>
                      <text:p text:style-name="P8">isEmpty</text:p>
                    </text:list-item>
                    <text:list-item>
                      <text:p text:style-name="P9">data</text:p>
                    </text:list-item>
                    <text:list-item>
                      <text:p text:style-name="P9">getLineContaining(char*)</text:p>
                      <text:list>
                        <text:list-item>
                          <text:p text:style-name="P9">vrati radek obsahujici dany subretezec</text:p>
                        </text:list-item>
                      </text:list>
                    </text:list-item>
                    <text:list-item>
                      <text:p text:style-name="P9">substring(int,int)</text:p>
                    </text:list-item>
                  </text:list>
                </text:list-item>
              </text:list>
            </text:list-item>
            <text:list-item>
              <text:p text:style-name="P10">MAC_ADDRESS</text:p>
              <text:list>
                <text:list-item>
                  <text:p text:style-name="P11">immutable </text:p>
                </text:list-item>
                <text:list-item>
                  <text:p text:style-name="P10">reprezentace jedne MAC adresy</text:p>
                </text:list-item>
                <text:list-item>
                  <text:p text:style-name="P12"><text:span text:style-name="T10">properties </text:span>X charu(pro jednotlive casti)</text:p>
                </text:list-item>
              </text:list>
            </text:list-item>
            <text:list-item>
              <text:p text:style-name="P7">IP_ADDRESS</text:p>
              <text:list>
                <text:list-item>
                  <text:p text:style-name="P13">Immutable</text:p>
                </text:list-item>
                <text:list-item>
                  <text:p text:style-name="P7">Reprezentace jedne IP adresy</text:p>
                </text:list-item>
                <text:list-item>
                  <text:p text:style-name="P7">sklada se ze 4 charu - kazdy pro jednu cast</text:p>
                </text:list-item>
              </text:list>
            </text:list-item>
            <text:list-item>
              <text:p text:style-name="P15">TIMESTAMP</text:p>
              <text:list>
                <text:list-item>
                  <text:p text:style-name="P15">Immutable</text:p>
                </text:list-item>
                <text:list-item>
                  <text:p text:style-name="P16">casovy otisk</text:p>
                </text:list-item>
                <text:list-item>
                  <text:p text:style-name="P17">metody</text:p>
                  <text:list>
                    <text:list-item>
                      <text:p text:style-name="P16"><text:span text:style-name="T8">compare(other)</text:span> </text:p>
                    </text:list-item>
                  </text:list>
                </text:list-item>
              </text:list>
            </text:list-item>
            <text:list-item>
              <text:p text:style-name="P15">RESERVATION</text:p>
              <text:list>
                <text:list-item>
                  <text:p text:style-name="P15">jeden element v mape <text:span text:style-name="T9">rezervovanych adres</text:span></text:p>
                </text:list-item>
                <text:list-item>
                  <text:p text:style-name="P18">properties</text:p>
                  <text:list>
                    <text:list-item>
                      <text:p text:style-name="P18">timestamp doba vyprseni</text:p>
                    </text:list-item>
                    <text:list-item>
                      <text:p text:style-name="P18">ip adress pridelena adresa</text:p>
                    </text:list-item>
                  </text:list>
                </text:list-item>
              </text:list>
            </text:list-item>
            <text:list-item>
              <text:p text:style-name="P14">ADDRESS_POOL</text:p>
              <text:list>
                <text:list-item>
                  <text:p text:style-name="P19">Thread-safe =&gt; budou k nemu pristupovat vsechna vlakna</text:p>
                </text:list-item>
                <text:list-item>
                  <text:p text:style-name="P21">Propujcuje IP adresy</text:p>
                </text:list-item>
                <text:list-item>
                  <text:p text:style-name="P22">Interni objekt vyuzivany AddressHandlerem</text:p>
                </text:list-item>
                <text:list-item>
                  <text:p text:style-name="P20"><text:span text:style-name="T11">properties</text:span>:</text:p>
                  <text:list>
                    <text:list-item>
                      <text:p text:style-name="P20">mnozinu vsech <text:span text:style-name="T3">volnych</text:span> adres - <text:span text:style-name="T4">hashset</text:span></text:p>
                    </text:list-item>
                    <text:list-item>
                      <text:p text:style-name="P20">seznam ‘zablokovanych’ adres – <text:span text:style-name="T5">hashset</text:span></text:p>
                    </text:list-item>
                  </text:list>
                </text:list-item>
                <text:list-item>
                  <text:p text:style-name="P23">metody:</text:p>
                  <text:list>
                    <text:list-item>
                      <text:p text:style-name="P24">get address</text:p>
                    </text:list-item>
                    <text:list-item>
                      <text:p text:style-name="P24">release address</text:p>
                    </text:list-item>
                  </text:list>
                </text:list-item>
              </text:list>
            </text:list-item>
            <text:list-item>
              <text:p text:style-name="P25">SOCKET</text:p>
              <text:list>
                <text:list-item>
                  <text:p text:style-name="P25">objekt obalujici praci se socketem</text:p>
                  <text:list>
                    <text:list-item>
                      <text:p text:style-name="P25">metody</text:p>
                      <text:list>
                        <text:list-item>
                          <text:p text:style-name="P25">sendMessage</text:p>
                        </text:list-item>
                        <text:list-item>
                          <text:p text:style-name="P25">getMessag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">REQUEST_TYPE</text:p>
              <text:list>
                <text:list-item>
                  <text:p text:style-name="P26"><text:soft-page-break/>vyctovy typ jednotlivych requestu</text:p>
                </text:list-item>
              </text:list>
            </text:list-item>
            <text:list-item>
              <text:p text:style-name="P27">REQUEST</text:p>
              <text:list>
                <text:list-item>
                  <text:p text:style-name="P28">abstraktni trida reprezentujici jednu zadost</text:p>
                </text:list-item>
                <text:list-item>
                  <text:p text:style-name="P29">pro kazdou zadost specifikovana jedna subtrida</text:p>
                </text:list-item>
                <text:list-item>
                  <text:p text:style-name="P28">navratovy typ operace parsovani prijate zpravy ze socketu</text:p>
                </text:list-item>
                <text:list-item>
                  <text:p text:style-name="P26">obsahuje:</text:p>
                  <text:list>
                    <text:list-item>
                      <text:p text:style-name="P26">getType – <text:span text:style-name="T1">vrati typ dane zadosti(z REQUEST_TYPE)</text:span></text:p>
                    </text:list-item>
                    <text:list-item>
                      <text:p text:style-name="P30">performRequest – vykona danou zadost – pure virtual method specifikovana v subtride</text:p>
                    </text:list-item>
                    <text:list-item>
                      <text:p text:style-name="P29">toString – vrati retezcovou reprezentaci – pro debugovan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">Tridy obstaravajici logiku programu</text:p>
          <text:list>
            <text:list-item>
              <text:p text:style-name="P32">Protocol<text:span text:style-name="T18">Parser</text:span></text:p>
              <text:list>
                <text:list-item>
                  <text:p text:style-name="P29">trida zodpovedna za parsovani vstupniho retezce a vytvoreni prislusneho Request objektu <text:span text:style-name="T14">a pripadne vytvareni odpovedi</text:span> </text:p>
                </text:list-item>
                <text:list-item>
                  <text:p text:style-name="P33">thread-confined k vlaknu zpracovavajicimu <text:span text:style-name="T2">jeden </text:span>task</text:p>
                </text:list-item>
              </text:list>
            </text:list-item>
            <text:list-item>
              <text:p text:style-name="P44">ServerSocket</text:p>
              <text:list>
                <text:list-item>
                  <text:p text:style-name="P34">Trida obstaravajici vytvoreni server socketu a vytvoreni <text:span text:style-name="T15">connection</text:span> pro <text:span text:style-name="T15">komunikaci s jednim </text:span>client<text:span text:style-name="T16">em</text:span></text:p>
                </text:list-item>
              </text:list>
            </text:list-item>
            <text:list-item>
              <text:p text:style-name="P35">AddressHandler</text:p>
              <text:list>
                <text:list-item>
                  <text:p text:style-name="P36">ThreadSafe ← budou k nemu pristupovat vsechna vlakna (reference v konstruktoru)</text:p>
                </text:list-item>
                <text:list-item>
                  <text:p text:style-name="P37">properties</text:p>
                  <text:list>
                    <text:list-item>
                      <text:p text:style-name="P38">AddressPool</text:p>
                    </text:list-item>
                    <text:list-item>
                      <text:p text:style-name="P39"><text:span text:style-name="T6">final </text:span>mapa &lt;mac,ip&gt; seznam primych mapovani</text:p>
                    </text:list-item>
                  </text:list>
                </text:list-item>
                <text:list-item>
                  <text:p text:style-name="P40">operace</text:p>
                  <text:list>
                    <text:list-item>
                      <text:p text:style-name="P40"><text:span text:style-name="T7">nabidni</text:span> adresu</text:p>
                    </text:list-item>
                    <text:list-item>
                      <text:p text:style-name="P41">zaber adresu</text:p>
                    </text:list-item>
                    <text:list-item>
                      <text:p text:style-name="P40">obnov adresu</text:p>
                    </text:list-item>
                    <text:list-item>
                      <text:p text:style-name="P40">uvolni adresu</text:p>
                    </text:list-item>
                  </text:list>
                </text:list-item>
              </text:list>
            </text:list-item>
            <text:list-item>
              <text:p text:style-name="P42">GarbageCollector</text:p>
              <text:list>
                <text:list-item>
                  <text:p text:style-name="P42">periodicky se budici vlakno</text:p>
                </text:list-item>
                <text:list-item>
                  <text:p text:style-name="P42">jeho prace spociva v odstranovani adres, kterym vyprsel cas</text:p>
                </text:list-item>
              </text:list>
            </text:list-item>
          </text:list>
        </text:list-item>
      </text:list>
      <text:p text:style-name="P2">Cinnost programu:</text:p>
      <text:p text:style-name="P2"><text:tab/><text:span text:style-name="T12">V main probehne <text:s/>nejdrive osetreni vstupnich argumentu. Pokud jsou validni, je na jejich zaklade vytvoreny AddressHandler Nasledne je vytvoren MainThread ,ktery v konstruktoru dostane na addressHandler referenci, na kterem se pote vyvola metoda startServer, kde dojde k vytvoreni vlakna serveru. <text:s/>V mainu se hned pote vyvola metoda waitForFinish, ktera bude cekat, az vlakno serveru dobehne. Pokud dojde k preruseni, vyvola se na objektu mainThread metoda interrupt, ktera nastavi interupt flag na true a hlavni vlakno se timto ukonci.</text:span></text:p>
      <text:p text:style-name="P2"/>
      <text:p text:style-name="P43">Cinnost hlavniho vlakna:</text:p>
      <text:p text:style-name="Text_20_body"><text:tab/><text:span text:style-name="T13">Hlavni vlakno vytvori socket handler a pote prejde do hlavni smycky. Zde bude cekat na pripojeni. Jakmile dojde k navazani spojeni(tzn bude znamo cislo portu pro komunikaci), vytvori se ResponseThread a to danou zadost bude mit na starost. Ukoncovaci podminka cyklu bude resena pres volatilni isInterupted nastavovane pri osetrovani signalu sigint.</text:span></text:p>
      <text:p text:style-name="Text_20_body"/>
      <text:p text:style-name="P6">Cinnost ResponseThreadu:</text:p>
      <text:p text:style-name="P6"><text:soft-page-break/><text:tab/><text:span text:style-name="T17">ResponseThread si nejdrive vytvori objekt Socket pro komunikaci. Nasledne ho pozada o zpravu, kterou pote necha ProtocolParserem zpracovat na Request. Pote dojde k osetreni daneho requestu(coz v sobe bude zahrnovat komunikaci s AddressHandlerem(zadost o adresu, uvolneni adresy). Nasledne bude vytvorena a odeslana prislusna zprava zpet pres socket.</text:span></text:p>
      <text:p text:style-name="Text_20_body"/>
      <text:p text:style-name="P2"><text:tab/></text:p>
      <text:p text:style-name="P2"/>
      <text:p text:style-name="P4"/>
      <text:p text:style-name="P3"/>
      <text:p text:style-name="P5"/>
      <text:p text:style-name="P5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8:07:38.327344108</meta:creation-date>
    <dc:date>2016-10-06T15:49:29.407459609</dc:date>
    <meta:editing-duration>PT14H4M50S</meta:editing-duration>
    <meta:editing-cycles>93</meta:editing-cycles>
    <meta:generator>LibreOffice/5.1.4.2$Linux_X86_64 LibreOffice_project/10m0$Build-2</meta:generator>
    <meta:document-statistic meta:table-count="0" meta:image-count="0" meta:object-count="0" meta:page-count="3" meta:paragraph-count="84" meta:word-count="501" meta:character-count="3294" meta:non-whitespace-character-count="2934"/>
  </office:meta>
</office:document-meta>
</file>